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sukushi A Round Gothic1" svg:font-family="'Tsukushi A Round Gothic'" style:font-adornments="Bold" style:font-family-generic="swiss" style:font-pitch="variable"/>
    <style:font-face style:name="Tsukushi A Round Gothic" svg:font-family="'Tsukushi A Round Gothic'"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458in" style:rel-column-width="1074*"/>
    </style:style>
    <style:style style:name="Table1.B" style:family="table-column">
      <style:table-column-properties style:column-width="2.5215in" style:rel-column-width="3631*"/>
    </style:style>
    <style:style style:name="Table1.C" style:family="table-column">
      <style:table-column-properties style:column-width="3.4257in" style:rel-column-width="4933*"/>
    </style:style>
    <style:style style:name="Table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c0c0c0" fo:padding="0.0382in" fo:border-left="none" fo:border-right="0.0007in solid #000000" fo:border-top="0.0007in solid #000000" fo:border-bottom="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none" fo:border-right="0.0007in solid #000000" fo:border-top="none" fo:border-bottom="0.0007in solid #000000"/>
    </style:style>
    <style:style style:name="Table1.B1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fo:font-weight="bold" style:font-weight-asian="bold" style:font-weight-complex="bold"/>
    </style:style>
    <style:style style:name="P6" style:family="paragraph" style:parent-style-name="Text_20_body" style:list-style-name="L3">
      <style:text-properties fo:font-weight="bold" style:font-weight-asian="bold" style:font-weight-complex="bold"/>
    </style:style>
    <style:style style:name="P7" style:family="paragraph" style:parent-style-name="Text_20_body" style:list-style-name="L4">
      <style:text-properties fo:font-weight="bold" style:font-weight-asian="bold" style:font-weight-complex="bold"/>
    </style:style>
    <style:style style:name="P8" style:family="paragraph" style:parent-style-name="Text_20_body" style:list-style-name="L5">
      <style:text-properties fo:font-weight="bold" style:font-weight-asian="bold" style:font-weight-complex="bold"/>
    </style:style>
    <style:style style:name="P9" style:family="paragraph" style:parent-style-name="Text_20_body" style:list-style-name="L6">
      <style:text-properties fo:font-weight="bold" style:font-weight-asian="bold" style:font-weight-complex="bold"/>
    </style:style>
    <style:style style:name="P10" style:family="paragraph" style:parent-style-name="Text_20_body" style:list-style-name="L7">
      <style:text-properties fo:font-weight="bold" style:font-weight-asian="bold" style:font-weight-complex="bold"/>
    </style:style>
    <style:style style:name="P11" style:family="paragraph" style:parent-style-name="Text_20_body" style:list-style-name="L9">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ining <text:s/>Sistem Akuntansi Anggaran </text:p>
      <text:p text:style-name="Text_20_body"/>
      <text:h text:style-name="Heading_20_1" text:outline-level="1">Pendahuluan</text:h>
      <text:p text:style-name="Text_20_body">Sistem anggaran diperlukan oleh sebuah institusi untuk mengontrol perencanaan dan penyerapan anggaran setiap kegiatan pada setiap Unit Kerja. </text:p>
      <text:p text:style-name="Text_20_body">Rencana kegiatan dan anggaran biasanya dituangkan dalam suatu dokumen Rencana Anggaran dan Kegiatan Tahunan (RKA) atau Rencana Operasional Anggaran (ROA) atau nama lainnya, namun pada intinya dokumen tersebut mendefinisikan detail nama-nama mata anggaran kegiatan yang akan dikerjakan oleh setiap Unit Kerja (Fakultas, Prodi, Satuan Kerja, dan lain sebagainya) dan besarnya anggaran untuk melaksanakan kegiatan tersebut.</text:p>
      <text:p text:style-name="Text_20_body">Untuk memudahkan analisa dan monitoring, definisi kegiatan dikelompokkan menjadi beberapa tingkat yaitu:</text:p>
      <text:list xml:id="list7505308375206093994" text:style-name="L1">
        <text:list-item>
          <text:p text:style-name="P3">Level Kebijakan</text:p>
        </text:list-item>
        <text:list-item>
          <text:p text:style-name="P3">Level Komponen Kebijakan atau Program</text:p>
        </text:list-item>
        <text:list-item>
          <text:p text:style-name="P3">Level Kegiatan</text:p>
        </text:list-item>
        <text:list-item>
          <text:p text:style-name="P3">Level Unit Kerja</text:p>
        </text:list-item>
        <text:list-item>
          <text:p text:style-name="P3">Level Mata Anggaran Kegiatan</text:p>
        </text:list-item>
      </text:list>
      <text:p text:style-name="Text_20_body">Dengan pengelompokan tersebut kita dapat mengetahui total anggaran pada setiap level dengan level paling detail pada Unit Kerja dan Mata Anggaran Kegiatan.</text:p>
      <text:p text:style-name="Text_20_body">Selama periode anggaran berjalan, maka akan terjadi penggunaan anggaran untuk melaksanakan kegiatan tersebut. Disini perlu dilakukan monitoring terhadap besarnya jumlah yang digunakan dan berapa sisa anggaran untuk masing-masing kegiatan per Unit Kerja.</text:p>
      <text:p text:style-name="Text_20_body"/>
      <text:p text:style-name="P1"/>
      <text:h text:style-name="Heading_20_1" text:outline-level="1">Benefit</text:h>
      <text:p text:style-name="Text_20_body">Dengan mengimplementasikan sistem Anggaran, maka benefit yang didapatkan oleh Institusi adalah sebagai berikut:</text:p>
      <text:list xml:id="list2344677160140009782" text:style-name="L2">
        <text:list-item>
          <text:p text:style-name="P4">Proses perencanaan, penentuan, dan pengesahan anggaran per Mata Anggaran Kegiatan per Unit Kerja dapat dilakukan lebih cepat karena menggunakan sistem online paperless</text:p>
        </text:list-item>
        <text:list-item>
          <text:p text:style-name="P4">Pada saat setiap Unit Kerja meminta pencairan anggaran, sistem otomatis akan mengecek sisa anggaran untuk Unit Kerja tersebut sehingga dapat diketahui jika terjadi over limit anggaran.</text:p>
        </text:list-item>
        <text:list-item>
          <text:p text:style-name="P4">Monitoring penggunaan anggaran terjadi secara realtime, jadi user atau manajemen kapanpun dapat melihat anggaran, realisasi, dan sisa anggaran per Unit Kerja, per Mata Anggaran Kegiatan, per Komponen/Program, maupun per Kebijakan.</text:p>
        </text:list-item>
        <text:list-item>
          <text:p text:style-name="P4">Proses permohonan dan dan persetujuan pencairan anggaran dilakukan secara online realtime paperless sehingga Unit Kerja dapat melaksanakan kegiatannya dengan lebih awal.</text:p>
        </text:list-item>
        <text:list-item>
          <text:p text:style-name="P4">Pelaporan ke jurnal akuntansi terjadi secara otomatis sehingga bagian Akuntansi hanya perlu memverifikasi data yang masuk saja tanpa harus mengklasifikasikan satu per satu transaksi untuk menghasilkan laporan keuangan.</text:p>
        </text:list-item>
      </text:list>
      <text:p text:style-name="Text_20_body"/>
      <text:p text:style-name="P1"/>
      <text:h text:style-name="Heading_20_1" text:outline-level="1">Silabus</text:h>
      <text:p text:style-name="Text_20_body">Berikut ini silabus training system Anggaran ERP: </text:p>
      <table:table table:name="Table1" table:style-name="Table1">
        <table:table-column table:style-name="Table1.A"/>
        <table:table-column table:style-name="Table1.B"/>
        <table:table-column table:style-name="Table1.C"/>
        <table:table-row>
          <table:table-cell table:style-name="Table1.A1" office:value-type="string">
            <text:p text:style-name="P2">Hari</text:p>
          </table:table-cell>
          <table:table-cell table:style-name="Table1.A1" office:value-type="string">
            <text:p text:style-name="P2">Module</text:p>
          </table:table-cell>
          <table:table-cell table:style-name="Table1.C1" office:value-type="string">
            <text:p text:style-name="P2">Keterangan</text:p>
          </table:table-cell>
        </table:table-row>
        <table:table-row>
          <table:table-cell table:style-name="Table1.A2" office:value-type="string">
            <text:p text:style-name="P2">HARI 1</text:p>
          </table:table-cell>
          <table:table-cell table:style-name="Table1.A2" office:value-type="string">
            <text:p text:style-name="P2">Master Data</text:p>
          </table:table-cell>
          <table:table-cell table:style-name="Table1.C2" office:value-type="string">
            <text:p text:style-name="Text_20_body"/>
          </table:table-cell>
        </table:table-row>
        <table:table-row>
          <table:table-cell table:style-name="Table1.A2" office:value-type="string">
            <text:p text:style-name="P2"/>
          </table:table-cell>
          <table:table-cell table:style-name="Table1.A2" office:value-type="string">
            <text:list xml:id="list4651507440885067902" text:style-name="L7">
              <text:list-item>
                <text:p text:style-name="P10">Kategori Kebijakan</text:p>
              </text:list-item>
            </text:list>
          </table:table-cell>
          <table:table-cell table:style-name="Table1.C2" office:value-type="string">
            <text:p text:style-name="Text_20_body">Master Data Kategori Kebijakan</text:p>
          </table:table-cell>
        </table:table-row>
        <table:table-row>
          <table:table-cell table:style-name="Table1.A2" office:value-type="string">
            <text:p text:style-name="P2"/>
          </table:table-cell>
          <table:table-cell table:style-name="Table1.A2" office:value-type="string">
            <text:list xml:id="list1447491567" text:continue-numbering="true" text:style-name="L7">
              <text:list-item>
                <text:p text:style-name="P10">Kebijakan</text:p>
              </text:list-item>
            </text:list>
          </table:table-cell>
          <table:table-cell table:style-name="Table1.C2" office:value-type="string">
            <text:p text:style-name="Text_20_body">Master Data <text:s/>Kebijakan</text:p>
          </table:table-cell>
        </table:table-row>
        <table:table-row>
          <table:table-cell table:style-name="Table1.A2" office:value-type="string">
            <text:p text:style-name="P2"/>
          </table:table-cell>
          <table:table-cell table:style-name="Table1.A2" office:value-type="string">
            <text:list xml:id="list349586516" text:continue-numbering="true" text:style-name="L7">
              <text:list-item>
                <text:p text:style-name="P10">Komponen/Tahapan</text:p>
              </text:list-item>
            </text:list>
          </table:table-cell>
          <table:table-cell table:style-name="Table1.C2" office:value-type="string">
            <text:p text:style-name="Text_20_body">Master Data Komponen Kebijakan/ Tahapan/ Program</text:p>
          </table:table-cell>
        </table:table-row>
        <table:table-row>
          <table:table-cell table:style-name="Table1.A2" office:value-type="string">
            <text:p text:style-name="P2"/>
          </table:table-cell>
          <table:table-cell table:style-name="Table1.A2" office:value-type="string">
            <text:list xml:id="list1186373030" text:continue-numbering="true" text:style-name="L7">
              <text:list-item>
                <text:p text:style-name="P10">Kegiatan</text:p>
              </text:list-item>
            </text:list>
          </table:table-cell>
          <table:table-cell table:style-name="Table1.C2" office:value-type="string">
            <text:p text:style-name="Text_20_body">Master Data <text:s/>Kegiatan</text:p>
          </table:table-cell>
        </table:table-row>
        <table:table-row>
          <table:table-cell table:style-name="Table1.A2" office:value-type="string">
            <text:p text:style-name="P2"/>
          </table:table-cell>
          <table:table-cell table:style-name="Table1.A2" office:value-type="string">
            <text:list xml:id="list1186909625" text:continue-numbering="true" text:style-name="L7">
              <text:list-item>
                <text:p text:style-name="P10">Cost Type</text:p>
              </text:list-item>
            </text:list>
          </table:table-cell>
          <table:table-cell table:style-name="Table1.C2" office:value-type="string">
            <text:p text:style-name="Text_20_body">Master Data Cost Type (bahan habis pakai, overhead, outsourcing, sewa, dan lainnya)</text:p>
          </table:table-cell>
        </table:table-row>
        <table:table-row>
          <table:table-cell table:style-name="Table1.A2" office:value-type="string">
            <text:p text:style-name="P2"/>
          </table:table-cell>
          <table:table-cell table:style-name="Table1.A2" office:value-type="string">
            <text:list xml:id="list1615527202" text:continue-numbering="true" text:style-name="L7">
              <text:list-item>
                <text:p text:style-name="P10">Jurusan/Prodi</text:p>
              </text:list-item>
            </text:list>
          </table:table-cell>
          <table:table-cell table:style-name="Table1.C2" office:value-type="string">
            <text:p text:style-name="Text_20_body">Master Data Prodi</text:p>
          </table:table-cell>
        </table:table-row>
        <table:table-row>
          <table:table-cell table:style-name="Table1.A2" office:value-type="string">
            <text:p text:style-name="P2"/>
          </table:table-cell>
          <table:table-cell table:style-name="Table1.A2" office:value-type="string">
            <text:list xml:id="list583508156" text:continue-numbering="true" text:style-name="L7">
              <text:list-item>
                <text:p text:style-name="P10">Fakultas</text:p>
              </text:list-item>
            </text:list>
          </table:table-cell>
          <table:table-cell table:style-name="Table1.C2" office:value-type="string">
            <text:p text:style-name="Text_20_body">Master Data Fakultas</text:p>
          </table:table-cell>
        </table:table-row>
        <table:table-row>
          <table:table-cell table:style-name="Table1.A2" office:value-type="string">
            <text:p text:style-name="P2"/>
          </table:table-cell>
          <table:table-cell table:style-name="Table1.A2" office:value-type="string">
            <text:list xml:id="list664818853" text:continue-numbering="true" text:style-name="L7">
              <text:list-item>
                <text:p text:style-name="P10">Unit Kerja</text:p>
              </text:list-item>
            </text:list>
          </table:table-cell>
          <table:table-cell table:style-name="Table1.C2" office:value-type="string">
            <text:p text:style-name="Text_20_body">Master Data Unti Kerja</text:p>
          </table:table-cell>
        </table:table-row>
        <table:table-row>
          <table:table-cell table:style-name="Table1.A2" office:value-type="string">
            <text:p text:style-name="P2"/>
          </table:table-cell>
          <table:table-cell table:style-name="Table1.A2" office:value-type="string">
            <text:list xml:id="list1454103840" text:continue-numbering="true" text:style-name="L7">
              <text:list-item>
                <text:p text:style-name="P10">Budget Number</text:p>
              </text:list-item>
            </text:list>
          </table:table-cell>
          <table:table-cell table:style-name="Table1.C2" office:value-type="string">
            <text:p text:style-name="Text_20_body">Master Data Mata Anggaran Kegiatan</text:p>
          </table:table-cell>
        </table:table-row>
        <table:table-row>
          <table:table-cell table:style-name="Table1.A2" office:value-type="string">
            <text:p text:style-name="P2"/>
          </table:table-cell>
          <table:table-cell table:style-name="Table1.A2" office:value-type="string">
            <text:list xml:id="list1960392830" text:continue-numbering="true" text:style-name="L7">
              <text:list-item>
                <text:p text:style-name="P10">COA</text:p>
              </text:list-item>
            </text:list>
          </table:table-cell>
          <table:table-cell table:style-name="Table1.C2" office:value-type="string">
            <text:p text:style-name="Text_20_body">Master Data Chart of Account Akuntansi</text:p>
          </table:table-cell>
        </table:table-row>
        <table:table-row>
          <table:table-cell table:style-name="Table1.A2" office:value-type="string">
            <text:p text:style-name="P2"/>
          </table:table-cell>
          <table:table-cell table:style-name="Table1.A2" office:value-type="string">
            <text:list xml:id="list681754699" text:continue-numbering="true" text:style-name="L7">
              <text:list-item>
                <text:p text:style-name="P10">Cashflow COA</text:p>
              </text:list-item>
            </text:list>
          </table:table-cell>
          <table:table-cell table:style-name="Table1.C2" office:value-type="string">
            <text:p text:style-name="Text_20_body">Master Data Chart of Account untuk Proyeksi Cashflow</text:p>
          </table:table-cell>
        </table:table-row>
        <table:table-row>
          <table:table-cell table:style-name="Table1.A2" office:value-type="string">
            <text:p text:style-name="P2"/>
          </table:table-cell>
          <table:table-cell table:style-name="Table1.A2" office:value-type="string">
            <text:list xml:id="list479542511" text:continue-numbering="true" text:style-name="L7">
              <text:list-item>
                <text:p text:style-name="P10">Sumber Dana</text:p>
              </text:list-item>
            </text:list>
          </table:table-cell>
          <table:table-cell table:style-name="Table1.C2" office:value-type="string">
            <text:p text:style-name="Text_20_body">Master Data Sumber Dana (DIPA, Dana Masyarakat)</text:p>
          </table:table-cell>
        </table:table-row>
        <table:table-row>
          <table:table-cell table:style-name="Table1.A2" office:value-type="string">
            <text:p text:style-name="P2"/>
          </table:table-cell>
          <table:table-cell table:style-name="Table1.A2" office:value-type="string">
            <text:p text:style-name="P2">Data Anggaran</text:p>
          </table:table-cell>
          <table:table-cell table:style-name="Table1.C2" office:value-type="string">
            <text:p text:style-name="Text_20_body"/>
          </table:table-cell>
        </table:table-row>
        <table:table-row>
          <table:table-cell table:style-name="Table1.A2" office:value-type="string">
            <text:p text:style-name="P2"/>
          </table:table-cell>
          <table:table-cell table:style-name="Table1.A2" office:value-type="string">
            <text:list xml:id="list1820535798324744487" text:style-name="L3">
              <text:list-item>
                <text:p text:style-name="P6">RKA</text:p>
              </text:list-item>
            </text:list>
          </table:table-cell>
          <table:table-cell table:style-name="Table1.C2" office:value-type="string">
            <text:p text:style-name="Text_20_body">Entry data Rencana Kegiatan <text:s/>Anggaran untuk menentukan anggaran per Mata Anggaran Kegiatan per Unit Kerja per Perioda</text:p>
          </table:table-cell>
        </table:table-row>
        <table:table-row>
          <table:table-cell table:style-name="Table1.A2" office:value-type="string">
            <text:p text:style-name="P2"/>
          </table:table-cell>
          <table:table-cell table:style-name="Table1.A2" office:value-type="string">
            <text:list xml:id="list1365911996" text:continue-numbering="true" text:style-name="L3">
              <text:list-item>
                <text:p text:style-name="P6">RKA Detail</text:p>
              </text:list-item>
            </text:list>
          </table:table-cell>
          <table:table-cell table:style-name="Table1.C2" office:value-type="string">
            <text:p text:style-name="Text_20_body">Tampilan detail Rencana Operasional <text:soft-page-break/>Anggaran untuk menampilkan data anggaran dikelompokkan berdasarkan Kebijakan, Program, Kegiatan, dan/atau Unit Kerja</text:p>
          </table:table-cell>
        </table:table-row>
        <table:table-row>
          <table:table-cell table:style-name="Table1.A2" office:value-type="string">
            <text:p text:style-name="P2"/>
          </table:table-cell>
          <table:table-cell table:style-name="Table1.B18" table:number-columns-spanned="2" office:value-type="string">
            <text:p text:style-name="P2">Transaksi Realisasi Anggaran </text:p>
          </table:table-cell>
          <table:covered-table-cell/>
        </table:table-row>
        <table:table-row>
          <table:table-cell table:style-name="Table1.A2" office:value-type="string">
            <text:p text:style-name="P2"/>
          </table:table-cell>
          <table:table-cell table:style-name="Table1.A2" office:value-type="string">
            <text:list xml:id="list8071948825844195040" text:style-name="L4">
              <text:list-item>
                <text:p text:style-name="P7">UUDP</text:p>
              </text:list-item>
            </text:list>
          </table:table-cell>
          <table:table-cell table:style-name="Table1.C2" office:value-type="string">
            <text:p text:style-name="Text_20_body">Transaksi permintaan Uang Muka / Uang Untuk Dipertanggung Jawabkan, yaitu permintaan uang kegiatan sebelum dapat ditentukan alokasi tujuan Mata Anggaran Kegiatan-nya</text:p>
          </table:table-cell>
        </table:table-row>
        <table:table-row>
          <table:table-cell table:style-name="Table1.A2" office:value-type="string">
            <text:p text:style-name="P2"/>
          </table:table-cell>
          <table:table-cell table:style-name="Table1.A2" office:value-type="string">
            <text:list xml:id="list1483787152" text:continue-numbering="true" text:style-name="L4">
              <text:list-item>
                <text:p text:style-name="P7">SPP</text:p>
              </text:list-item>
            </text:list>
          </table:table-cell>
          <table:table-cell table:style-name="Table1.C2" office:value-type="string">
            <text:p text:style-name="Text_20_body">Surat Permintaan Pembayaran, entry data untuk permintaan uang sesuai dengan Mata Anggaran Kegiatan</text:p>
          </table:table-cell>
        </table:table-row>
        <table:table-row>
          <table:table-cell table:style-name="Table1.A2" office:value-type="string">
            <text:p text:style-name="P2"/>
          </table:table-cell>
          <table:table-cell table:style-name="Table1.A2" office:value-type="string">
            <text:list xml:id="list484127863" text:continue-numbering="true" text:style-name="L4">
              <text:list-item>
                <text:p text:style-name="P7">SPM</text:p>
              </text:list-item>
            </text:list>
          </table:table-cell>
          <table:table-cell table:style-name="Table1.C2" office:value-type="string">
            <text:p text:style-name="Text_20_body">Surat Perintah Membayar, entry data untuk perintah membayar uang sesuai dengan Mata Anggaran Kegiatan</text:p>
          </table:table-cell>
        </table:table-row>
        <table:table-row>
          <table:table-cell table:style-name="Table1.A2" office:value-type="string">
            <text:p text:style-name="P2"/>
          </table:table-cell>
          <table:table-cell table:style-name="Table1.A2" office:value-type="string">
            <text:list xml:id="list1122511768" text:continue-numbering="true" text:style-name="L4">
              <text:list-item>
                <text:p text:style-name="P7">SPTB</text:p>
              </text:list-item>
            </text:list>
          </table:table-cell>
          <table:table-cell table:style-name="Table1.C2" office:value-type="string">
            <text:p text:style-name="Text_20_body">Surat Pertanggung Jawaban Belanja, entry data pertanggungjawaban belanja anggaran, untuk mencatat biaya definitif dan Journal Akuntansi</text:p>
          </table:table-cell>
        </table:table-row>
        <table:table-row>
          <table:table-cell table:style-name="Table1.A2" office:value-type="string">
            <text:p text:style-name="P2"/>
          </table:table-cell>
          <table:table-cell table:style-name="Table1.A2" office:value-type="string">
            <text:list xml:id="list1612502691" text:continue-numbering="true" text:style-name="L4">
              <text:list-item>
                <text:p text:style-name="P7">Investasi</text:p>
              </text:list-item>
            </text:list>
          </table:table-cell>
          <table:table-cell table:style-name="Table1.C2" office:value-type="string">
            <text:p text:style-name="Text_20_body">Entry data pengelauaran anggaran untu keperluan Investasi</text:p>
          </table:table-cell>
        </table:table-row>
        <table:table-row>
          <table:table-cell table:style-name="Table1.A2" office:value-type="string">
            <text:p text:style-name="P2">HARI2</text:p>
          </table:table-cell>
          <table:table-cell table:style-name="Table1.B18" table:number-columns-spanned="2" office:value-type="string">
            <text:p text:style-name="P2">Proses Pengadaan sampai Pembayaran</text:p>
          </table:table-cell>
          <table:covered-table-cell/>
        </table:table-row>
        <table:table-row>
          <table:table-cell table:style-name="Table1.A2" office:value-type="string">
            <text:p text:style-name="P2"/>
          </table:table-cell>
          <table:table-cell table:style-name="Table1.A2" office:value-type="string">
            <text:list xml:id="list1144783157629770280" text:style-name="L9">
              <text:list-item>
                <text:p text:style-name="P11">Purchase Order</text:p>
              </text:list-item>
            </text:list>
          </table:table-cell>
          <table:table-cell table:style-name="Table1.C2" office:value-type="string">
            <text:p text:style-name="Text_20_body">Pencatatan purchase order</text:p>
          </table:table-cell>
        </table:table-row>
        <table:table-row>
          <table:table-cell table:style-name="Table1.A2" office:value-type="string">
            <text:p text:style-name="P2"/>
          </table:table-cell>
          <table:table-cell table:style-name="Table1.A2" office:value-type="string">
            <text:list xml:id="list1290159307" text:continue-numbering="true" text:style-name="L9">
              <text:list-item>
                <text:p text:style-name="P11">Invoice</text:p>
              </text:list-item>
            </text:list>
          </table:table-cell>
          <table:table-cell table:style-name="Table1.C2" office:value-type="string">
            <text:p text:style-name="Text_20_body">Pencatatan invoice dari supplier</text:p>
          </table:table-cell>
        </table:table-row>
        <table:table-row>
          <table:table-cell table:style-name="Table1.A2" office:value-type="string">
            <text:p text:style-name="P2"/>
          </table:table-cell>
          <table:table-cell table:style-name="Table1.A2" office:value-type="string">
            <text:list xml:id="list1766145800" text:continue-numbering="true" text:style-name="L9">
              <text:list-item>
                <text:p text:style-name="P11">Payment</text:p>
              </text:list-item>
            </text:list>
          </table:table-cell>
          <table:table-cell table:style-name="Table1.C2" office:value-type="string">
            <text:p text:style-name="Text_20_body">Pencatatan pelunasan invoice supplier</text:p>
          </table:table-cell>
        </table:table-row>
        <table:table-row>
          <table:table-cell table:style-name="Table1.A2" office:value-type="string">
            <text:p text:style-name="P2"/>
          </table:table-cell>
          <table:table-cell table:style-name="Table1.B18" table:number-columns-spanned="2" office:value-type="string">
            <text:p text:style-name="P2">Transaksi Kas dan Bank</text:p>
          </table:table-cell>
          <table:covered-table-cell/>
        </table:table-row>
        <table:table-row>
          <table:table-cell table:style-name="Table1.A2" office:value-type="string">
            <text:p text:style-name="P2"/>
          </table:table-cell>
          <table:table-cell table:style-name="Table1.A2" office:value-type="string">
            <text:list xml:id="list4000622552453743027" text:style-name="L5">
              <text:list-item>
                <text:p text:style-name="P8">Kas Masuk dan Keluar</text:p>
              </text:list-item>
            </text:list>
          </table:table-cell>
          <table:table-cell table:style-name="Table1.C2" office:value-type="string">
            <text:p text:style-name="Text_20_body">Entry data transaksi kas keluar dan masuk per Unit Kerja</text:p>
          </table:table-cell>
        </table:table-row>
        <table:table-row>
          <table:table-cell table:style-name="Table1.A2" office:value-type="string">
            <text:p text:style-name="P2"/>
          </table:table-cell>
          <table:table-cell table:style-name="Table1.A2" office:value-type="string">
            <text:list xml:id="list147064929" text:continue-numbering="true" text:style-name="L5">
              <text:list-item>
                <text:p text:style-name="P8">Bank Masuk dan <text:s/>Keluar</text:p>
              </text:list-item>
            </text:list>
          </table:table-cell>
          <table:table-cell table:style-name="Table1.C2" office:value-type="string">
            <text:p text:style-name="Text_20_body">Entry data transaksi kas keluar dan masuk per Unit Kerja</text:p>
          </table:table-cell>
        </table:table-row>
        <text:soft-page-break/>
        <table:table-row>
          <table:table-cell table:style-name="Table1.A2" office:value-type="string">
            <text:p text:style-name="P2"/>
          </table:table-cell>
          <table:table-cell table:style-name="Table1.A2" office:value-type="string">
            <text:list xml:id="list1167640816" text:continue-numbering="true" text:style-name="L5">
              <text:list-item>
                <text:p text:style-name="P8">Rekonsiliasi Kas dan Bank</text:p>
              </text:list-item>
            </text:list>
          </table:table-cell>
          <table:table-cell table:style-name="Table1.C2" office:value-type="string">
            <text:p text:style-name="Text_20_body">Proses rekonsiliasi transaksi kas dan bank dengan invoice dan journal </text:p>
          </table:table-cell>
        </table:table-row>
        <table:table-row>
          <table:table-cell table:style-name="Table1.A2" office:value-type="string">
            <text:p text:style-name="P2"/>
          </table:table-cell>
          <table:table-cell table:style-name="Table1.B18" table:number-columns-spanned="2" office:value-type="string">
            <text:p text:style-name="P2">Laporan</text:p>
          </table:table-cell>
          <table:covered-table-cell/>
        </table:table-row>
        <table:table-row>
          <table:table-cell table:style-name="Table1.A2" office:value-type="string">
            <text:p text:style-name="P2"/>
          </table:table-cell>
          <table:table-cell table:style-name="Table1.A2" office:value-type="string">
            <text:list xml:id="list88785618242824951" text:style-name="L6">
              <text:list-item>
                <text:p text:style-name="P9">Cashflow </text:p>
              </text:list-item>
            </text:list>
          </table:table-cell>
          <table:table-cell table:style-name="Table1.C2" office:value-type="string">
            <text:p text:style-name="Text_20_body">Laporan proyeksi Cashflow Per Unit Kerja Prodi/ Jurusan</text:p>
          </table:table-cell>
        </table:table-row>
        <table:table-row>
          <table:table-cell table:style-name="Table1.A2" office:value-type="string">
            <text:p text:style-name="P2"/>
          </table:table-cell>
          <table:table-cell table:style-name="Table1.A2" office:value-type="string">
            <text:list xml:id="list2034685036" text:continue-numbering="true" text:style-name="L6">
              <text:list-item>
                <text:p text:style-name="P9">Pencapaian Kinerja Kegiatan</text:p>
              </text:list-item>
            </text:list>
          </table:table-cell>
          <table:table-cell table:style-name="Table1.C2" office:value-type="string">
            <text:p text:style-name="Text_20_body">Monitoring penyerapan anggaran</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sukushi A Round Gothic1" svg:font-family="'Tsukushi A Round Gothic'" style:font-adornments="Bold" style:font-family-generic="swiss" style:font-pitch="variable"/>
    <style:font-face style:name="Tsukushi A Round Gothic" svg:font-family="'Tsukushi A Round Gothic'"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D"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D"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Tsukushi A Round Goth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class="chapter">
      <style:paragraph-properties fo:text-align="center" style:justify-single-word="false"/>
      <style:text-properties style:font-name="Tsukushi A Round Gothic1" fo:font-size="18pt" fo:font-weight="bold" style:font-size-asian="18pt" style:font-weight-asian="bold" style:font-size-complex="18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hmad daniel sembiring</meta:initial-creator>
    <meta:creation-date>2016-02-16T05:35:05</meta:creation-date>
    <dc:date>2016-08-27T15:03:52</dc:date>
    <dc:creator>akhmad daniel sembiring</dc:creator>
    <meta:editing-duration>PT10H44M59S</meta:editing-duration>
    <meta:editing-cycles>128</meta:editing-cycles>
    <meta:generator>OpenOffice/4.1.2$Unix OpenOffice.org_project/412m3$Build-9782</meta:generator>
    <meta:document-statistic meta:table-count="1" meta:image-count="0" meta:object-count="0" meta:page-count="5" meta:paragraph-count="86" meta:word-count="635" meta:character-count="4485"/>
  </office:meta>
</office:document-meta>
</file>